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01cm"/>
    </style:style>
    <style:style style:name="co2" style:family="table-column">
      <style:table-column-properties fo:break-before="auto" style:column-width="7.096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727cm"/>
    </style:style>
    <style:style style:name="co6" style:family="table-column">
      <style:table-column-properties fo:break-before="auto" style:column-width="0.9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style:style style:name="ce4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f6f9d4" style:text-align-source="fix" style:repeat-content="false" fo:wrap-option="wrap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ackground-color="#f6f9d4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121">
      <style:text-properties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21" style:family="table-cell" style:parent-style-name="Default" style:data-style-name="N107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22" style:family="table-cell" style:parent-style-name="Default" style:data-style-name="N106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23" style:family="table-cell" style:parent-style-name="Default" style:data-style-name="N0">
      <style:text-properties fo:font-size="9pt" style:font-size-asian="9pt" style:font-size-complex="9pt"/>
    </style:style>
    <style:style style:name="ce26" style:family="table-cell" style:parent-style-name="Default" style:data-style-name="N106">
      <style:text-properties fo:font-size="9pt" style:font-size-asian="9pt" style:font-size-complex="9pt"/>
    </style:style>
    <style:style style:name="ce36" style:family="table-cell" style:parent-style-name="Default" style:data-style-name="N61"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9pt" style:font-size-asian="9pt" style:font-size-complex="9pt"/>
    </style:style>
    <style:style style:name="ce25" style:family="table-cell" style:parent-style-name="Default" style:data-style-name="N116">
      <style:text-properties fo:font-size="9pt" style:font-size-asian="9pt" style:font-size-complex="9pt"/>
    </style:style>
    <style:style style:name="ce27" style:family="table-cell" style:parent-style-name="Default">
      <style:table-cell-properties fo:background-color="#f6f9d4" style:text-align-source="fix" style:repeat-content="false" fo:wrap-option="wrap" style:vertical-align="middle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ackground-color="#f6f9d4" style:text-align-source="fix" style:repeat-content="false" fo:wrap-option="wrap"/>
      <style:paragraph-properties fo:text-align="end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29" style:family="table-cell" style:parent-style-name="Default" style:data-style-name="N0">
      <style:table-cell-properties fo:background-color="#f6f9d4"/>
      <style:text-properties fo:color="#000000" fo:font-size="9pt" style:font-size-asian="9pt" style:font-size-complex="9pt"/>
    </style:style>
    <style:style style:name="ce30" style:family="table-cell" style:parent-style-name="Default">
      <style:table-cell-properties fo:background-color="#f6f9d4"/>
      <style:text-properties fo:color="#000000" fo:font-size="9pt" style:font-size-asian="9pt" style:font-size-complex="9pt"/>
    </style:style>
    <style:style style:name="ce31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b2b2b2"/>
    </style:style>
    <style:style style:name="ce35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zero" style:base-cell-address="'BINARY | DECIMAL CONVERTERS'.B3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MER" table:style-name="ta1" table:print-ranges="TIMER.A1:TIMER.J16">
        <office:forms form:automatic-focus="false" form:apply-design-mode="false"/>
        <table:table-column table:style-name="co1" table:number-columns-repeated="4" table:default-cell-style-name="ce5"/>
        <table:table-column table:style-name="co2" table:default-cell-style-name="ce5"/>
        <table:table-column table:style-name="co1" table:number-columns-repeated="6" table:default-cell-style-name="ce5"/>
        <table:table-column table:style-name="co3" table:default-cell-style-name="ce5"/>
        <table:table-column table:style-name="co1" table:number-columns-repeated="1009" table:default-cell-style-name="ce5"/>
        <table:table-row table:style-name="ro1">
          <table:table-cell table:style-name="ce4" office:value-type="string" calcext:value-type="string">
            <text:p>TIMER CONFIGURATION</text:p>
          </table:table-cell>
          <table:table-cell table:number-columns-repeated="1020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MICROCONTROLER</text:p>
          </table:table-cell>
          <table:table-cell/>
          <table:table-cell table:style-name="ce17" office:value-type="string" calcext:value-type="string">
            <text:p>ATmega328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TASHEET</text:p>
          </table:table-cell>
          <table:table-cell/>
          <table:table-cell table:style-name="ce17" office:value-type="string" calcext:value-type="string">
            <text:p><text:a xlink:href="http://ww1.microchip.com/downloads/en/DeviceDoc/Atmel-7810-Automotive-Microcontrollers-ATmega328P_Datasheet.pdf" xlink:type="simple">ATmega328P_Datasheet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OCK FREQUENCY (Hz)</text:p>
          </table:table-cell>
          <table:table-cell/>
          <table:table-cell table:style-name="ce21" office:value-type="float" office:value="16000000" calcext:value-type="float">
            <text:p>16E+06</text:p>
          </table:table-cell>
          <table:table-cell table:number-columns-repeated="2"/>
          <table:table-cell>
            <table:detective>
              <table:operation table:name="trace-dependents" table:index="0"/>
            </table:detective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OCK PERIOD (s)</text:p>
          </table:table-cell>
          <table:table-cell/>
          <table:table-cell table:style-name="ce22" table:formula="of:=1/[.C5]" office:value-type="float" office:value="0.0000000625" calcext:value-type="float">
            <text:p>62.50E-09</text:p>
          </table:table-cell>
          <table:table-cell office:value-type="float" office:value="800" calcext:value-type="float">
            <text:p>800</text:p>
          </table:table-cell>
          <table:table-cell table:style-name="ce26" table:formula="of:=[.D6]*[.C6]" office:value-type="float" office:value="0.00005" calcext:value-type="float">
            <text:p>50.00E-06</text:p>
          </table:table-cell>
          <table:table-cell table:style-name="ce36" office:value-type="float" office:value="0.00000226" calcext:value-type="float">
            <text:p>2.26E-06</text:p>
          </table:table-cell>
          <table:table-cell table:formula="of:=[.F6]/[.C6]" office:value-type="float" office:value="36.16" calcext:value-type="float">
            <text:p>36.16</text:p>
          </table:table-cell>
          <table:table-cell table:formula="of:=36*[.C6]" office:value-type="float" office:value="0.00000225" calcext:value-type="float">
            <text:p>2.25E-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MER BIT COUNT</text:p>
          </table:table-cell>
          <table:table-cell/>
          <table:table-cell table:style-name="ce17" office:value-type="float" office:value="16" calcext:value-type="float">
            <text:p>16</text:p>
          </table:table-cell>
          <table:table-cell table:number-columns-repeated="4"/>
          <table:table-cell table:style-name="ce23"/>
          <table:table-cell table:number-columns-repeated="1013"/>
        </table:table-row>
        <table:table-row table:style-name="ro1">
          <table:table-cell office:value-type="string" calcext:value-type="string">
            <text:p>POSSIBLE VALUES OF N</text:p>
          </table:table-cell>
          <table:table-cell/>
          <table:table-cell table:style-name="ce17" office:value-type="string" calcext:value-type="string">
            <text:p>1, 8, 64, 256, 102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7">
            <table:detective>
              <table:operation table:name="trace-dependents" table:index="1"/>
            </table:detective>
          </table:table-cell>
          <table:table-cell table:number-columns-repeated="2"/>
          <table:table-cell table:style-name="ce24" office:value-type="string" calcext:value-type="string">
            <text:p>INDEX OF ROW WITH SMALLEST ERROR</text:p>
          </table:table-cell>
          <table:table-cell table:formula="of:=MATCH(SMALL([.H12:.H16];1); [.H12:.H16]; 0) - 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27" office:value-type="string" calcext:value-type="string" table:number-columns-spanned="2" table:number-rows-spanned="1">
            <text:p>RESULTS</text:p>
          </table:table-cell>
          <table:covered-table-cell table:style-name="ce40"/>
          <table:table-cell table:number-columns-repeated="1011"/>
        </table:table-row>
        <table:table-row table:style-name="ro2">
          <table:table-cell table:style-name="ce11" office:value-type="string" calcext:value-type="string">
            <text:p>TIMER FREQUENCY (Hz)</text:p>
          </table:table-cell>
          <table:table-cell table:style-name="ce14" office:value-type="string" calcext:value-type="string">
            <text:p>TIMER PERIOD (s)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OCR1A CALC</text:p>
          </table:table-cell>
          <table:table-cell table:style-name="ce14" office:value-type="string" calcext:value-type="string">
            <text:p>WARNING</text:p>
          </table:table-cell>
          <table:table-cell table:style-name="ce14" office:value-type="string" calcext:value-type="string">
            <text:p>TIMER PERIOD CALC (s)</text:p>
          </table:table-cell>
          <table:table-cell table:style-name="ce14" office:value-type="string" calcext:value-type="string">
            <text:p>TIME ELAPSED AFTER FPS × PERIOD (s)</text:p>
          </table:table-cell>
          <table:table-cell table:style-name="ce14" office:value-type="string" calcext:value-type="string">
            <text:p>ABS ERROR (s)</text:p>
          </table:table-cell>
          <table:table-cell table:style-name="ce40" office:value-type="string" calcext:value-type="string">
            <text:p>N</text:p>
          </table:table-cell>
          <table:table-cell table:style-name="ce40" office:value-type="string" calcext:value-type="string">
            <text:p>OCR1A</text:p>
          </table:table-cell>
          <table:table-cell table:style-name="ce14" table:number-columns-repeated="4"/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tmax (s)</text:p>
          </table:table-cell>
          <table:table-cell table:style-name="ce14" table:number-columns-repeated="993"/>
          <table:table-cell table:number-columns-repeated="12"/>
        </table:table-row>
        <table:table-row table:style-name="ro1">
          <table:table-cell table:style-name="ce13" office:value-type="float" office:value="960" calcext:value-type="float">
            <text:p>960</text:p>
          </table:table-cell>
          <table:table-cell table:style-name="ce16" table:formula="of:= 1 / [.A12]" office:value-type="float" office:value="0.00104166666666667" calcext:value-type="float">
            <text:p>1.042E-03</text:p>
          </table:table-cell>
          <table:table-cell office:value-type="float" office:value="1" calcext:value-type="float">
            <text:p>1</text:p>
          </table:table-cell>
          <table:table-cell table:style-name="ce23" table:formula="of:= ROUND([.B12] / [.C12] * [.C$5] - 1)" office:value-type="float" office:value="16666" calcext:value-type="float">
            <text:p>16666</text:p>
          </table:table-cell>
          <table:table-cell table:style-name="ce23" table:formula="of:=IF([.D12] &gt; 2^[.$C$7]; &quot;PERIOD IS TO BIG / PERIODmax = &quot; &amp; ROUNDDOWN( [.$C12] / [.$C$5] * (1 + 2^[.$C$7]); 4 ) &amp; &quot; s&quot;; IF([.D12]&lt;0; &quot;PERIOD IS TOO SMALL&quot;;&quot;&quot;))">
            <text:p/>
          </table:table-cell>
          <table:table-cell table:style-name="ce16" table:formula="of:= IF(LEN([.$E12]) = 0; [.$C12] / [.$C$5] * (1 + [.D12]); &quot;&quot;)" office:value-type="float" office:value="0.0010416875" calcext:value-type="float">
            <text:p>1.042E-03</text:p>
          </table:table-cell>
          <table:table-cell table:style-name="ce25" table:formula="of:= IF(LEN([.$E12]) = 0; [.F12] * [.A12]; &quot;&quot;)" office:value-type="float" office:value="1.00002" calcext:value-type="float">
            <text:p>1.000020</text:p>
          </table:table-cell>
          <table:table-cell table:style-name="ce26" table:formula="of:=IF(LEN([.$E12])=0;ABS([.G12]-1);&quot;&quot;)" office:value-type="float" office:value="0.000019999999999909" calcext:value-type="float">
            <text:p>20.00E-06</text:p>
          </table:table-cell>
          <table:table-cell table:style-name="ce29" table:formula="of:= IF( ROW([.C12]) - ROW([.C$12]) = [.H$9]; [.C12]; &quot;&quot;)" office:value-type="float" office:value="1" calcext:value-type="float">
            <text:p>1</text:p>
          </table:table-cell>
          <table:table-cell table:style-name="ce30" table:formula="of:= IF( ROW([.C12]) - ROW([.C$12]) = [.H$9]; [.D12]; &quot;&quot;)" office:value-type="float" office:value="16666" calcext:value-type="float">
            <text:p>16666</text:p>
          </table:table-cell>
          <table:table-cell/>
          <table:table-cell table:formula="of:= [.B12] * [.C$5]" office:value-type="float" office:value="16666.6666666667" calcext:value-type="float">
            <text:p>16666.6666666667</text:p>
          </table:table-cell>
          <table:table-cell table:formula="of:=[.L12] / 2^16" office:value-type="float" office:value="0.254313151041667" calcext:value-type="float">
            <text:p>0.254313151041667</text:p>
          </table:table-cell>
          <table:table-cell table:formula="of:=LOG([.M12];2)" office:value-type="float" office:value="-1.97532202628434" calcext:value-type="float">
            <text:p>-1.97532202628434</text:p>
          </table:table-cell>
          <table:table-cell office:value-type="float" office:value="1" calcext:value-type="float">
            <text:p>1</text:p>
          </table:table-cell>
          <table:table-cell table:style-name="ce26" table:formula="of:= 2^16 / [.C$5] * [.C12]" office:value-type="float" office:value="0.004096" calcext:value-type="float">
            <text:p>4.10E-03</text:p>
          </table:table-cell>
          <table:table-cell table:number-columns-repeated="1005"/>
        </table:table-row>
        <table:table-row table:style-name="ro1">
          <table:table-cell table:style-name="ce13" table:formula="of:=[.A12]" office:value-type="float" office:value="960" calcext:value-type="float">
            <text:p>960</text:p>
          </table:table-cell>
          <table:table-cell table:style-name="ce16" table:formula="of:= 1 / [.A13]" office:value-type="float" office:value="0.00104166666666667" calcext:value-type="float">
            <text:p>1.042E-03</text:p>
          </table:table-cell>
          <table:table-cell office:value-type="float" office:value="8" calcext:value-type="float">
            <text:p>8</text:p>
          </table:table-cell>
          <table:table-cell table:style-name="ce23" table:formula="of:= ROUND([.B13] / [.C13] * [.C$5] - 1)" office:value-type="float" office:value="2082" calcext:value-type="float">
            <text:p>2082</text:p>
          </table:table-cell>
          <table:table-cell table:style-name="ce23" table:formula="of:=IF([.D13] &gt; 2^[.$C$7]; &quot;PERIOD IS TO BIG / PERIODmax = &quot; &amp; ROUNDDOWN( [.$C13] / [.$C$5] * (1 + 2^[.$C$7]); 4 ) &amp; &quot; s&quot;; IF([.D13]&lt;0; &quot;PERIOD IS TOO SMALL&quot;;&quot;&quot;))">
            <text:p/>
          </table:table-cell>
          <table:table-cell table:style-name="ce16" table:formula="of:= IF(LEN([.$E13]) = 0; [.$C13] / [.$C$5] * (1 + [.D13]); &quot;&quot;)" office:value-type="float" office:value="0.0010415" calcext:value-type="float">
            <text:p>1.042E-03</text:p>
          </table:table-cell>
          <table:table-cell table:style-name="ce25" table:formula="of:= IF(LEN([.$E13]) = 0; [.F13] * [.A13]; &quot;&quot;)" office:value-type="float" office:value="0.99984" calcext:value-type="float">
            <text:p>0.999840</text:p>
          </table:table-cell>
          <table:table-cell table:style-name="ce26" table:formula="of:=IF(LEN([.$E13])=0;ABS([.G13]-1);&quot;&quot;)" office:value-type="float" office:value="0.00016000000000016" calcext:value-type="float">
            <text:p>160.00E-06</text:p>
          </table:table-cell>
          <table:table-cell table:style-name="ce29" table:formula="of:= IF( ROW([.C13]) - ROW([.C$12]) = [.H$9]; [.C13]; &quot;&quot;)">
            <text:p/>
          </table:table-cell>
          <table:table-cell table:style-name="ce30" table:formula="of:= IF( ROW([.C13]) - ROW([.C$12]) = [.H$9]; [.D13]; &quot;&quot;)">
            <text:p/>
          </table:table-cell>
          <table:table-cell/>
          <table:table-cell table:formula="of:= [.B13] * [.C$5]" office:value-type="float" office:value="16666.6666666667" calcext:value-type="float">
            <text:p>16666.6666666667</text:p>
          </table:table-cell>
          <table:table-cell table:formula="of:=[.L13] / 2^16" office:value-type="float" office:value="0.254313151041667" calcext:value-type="float">
            <text:p>0.254313151041667</text:p>
          </table:table-cell>
          <table:table-cell/>
          <table:table-cell office:value-type="float" office:value="8" calcext:value-type="float">
            <text:p>8</text:p>
          </table:table-cell>
          <table:table-cell table:style-name="ce26" table:formula="of:= 2^16 / [.C$5] * [.C13]" office:value-type="float" office:value="0.032768" calcext:value-type="float">
            <text:p>32.77E-03</text:p>
          </table:table-cell>
          <table:table-cell table:number-columns-repeated="1005"/>
        </table:table-row>
        <table:table-row table:style-name="ro1">
          <table:table-cell table:style-name="ce13" table:formula="of:=[.A13]" office:value-type="float" office:value="960" calcext:value-type="float">
            <text:p>960</text:p>
          </table:table-cell>
          <table:table-cell table:style-name="ce16" table:formula="of:= 1 / [.A14]" office:value-type="float" office:value="0.00104166666666667" calcext:value-type="float">
            <text:p>1.042E-03</text:p>
          </table:table-cell>
          <table:table-cell office:value-type="float" office:value="64" calcext:value-type="float">
            <text:p>64</text:p>
          </table:table-cell>
          <table:table-cell table:style-name="ce23" table:formula="of:= ROUND([.B14] / [.C14] * [.C$5] - 1)" office:value-type="float" office:value="259" calcext:value-type="float">
            <text:p>259</text:p>
          </table:table-cell>
          <table:table-cell table:style-name="ce23" table:formula="of:=IF([.D14] &gt; 2^[.$C$7]; &quot;PERIOD IS TO BIG / PERIODmax = &quot; &amp; ROUNDDOWN( [.$C14] / [.$C$5] * (1 + 2^[.$C$7]); 4 ) &amp; &quot; s&quot;; IF([.D14]&lt;0; &quot;PERIOD IS TOO SMALL&quot;;&quot;&quot;))">
            <text:p/>
          </table:table-cell>
          <table:table-cell table:style-name="ce16" table:formula="of:= IF(LEN([.$E14]) = 0; [.$C14] / [.$C$5] * (1 + [.D14]); &quot;&quot;)" office:value-type="float" office:value="0.00104" calcext:value-type="float">
            <text:p>1.040E-03</text:p>
          </table:table-cell>
          <table:table-cell table:style-name="ce25" table:formula="of:= IF(LEN([.$E14]) = 0; [.F14] * [.A14]; &quot;&quot;)" office:value-type="float" office:value="0.9984" calcext:value-type="float">
            <text:p>0.998400</text:p>
          </table:table-cell>
          <table:table-cell table:style-name="ce26" table:formula="of:=IF(LEN([.$E14])=0;ABS([.G14]-1);&quot;&quot;)" office:value-type="float" office:value="0.00160000000000005" calcext:value-type="float">
            <text:p>1.60E-03</text:p>
          </table:table-cell>
          <table:table-cell table:style-name="ce29" table:formula="of:= IF( ROW([.C14]) - ROW([.C$12]) = [.H$9]; [.C14]; &quot;&quot;)">
            <text:p/>
          </table:table-cell>
          <table:table-cell table:style-name="ce30" table:formula="of:= IF( ROW([.C14]) - ROW([.C$12]) = [.H$9]; [.D14]; &quot;&quot;)">
            <text:p/>
          </table:table-cell>
          <table:table-cell/>
          <table:table-cell table:formula="of:= [.B14] * [.C$5]" office:value-type="float" office:value="16666.6666666667" calcext:value-type="float">
            <text:p>16666.6666666667</text:p>
          </table:table-cell>
          <table:table-cell table:formula="of:=[.L14] / 2^16" office:value-type="float" office:value="0.254313151041667" calcext:value-type="float">
            <text:p>0.254313151041667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26" table:formula="of:= 2^16 / [.C$5] * [.C14]" office:value-type="float" office:value="0.262144" calcext:value-type="float">
            <text:p>262.14E-03</text:p>
          </table:table-cell>
          <table:table-cell table:number-columns-repeated="1005"/>
        </table:table-row>
        <table:table-row table:style-name="ro1">
          <table:table-cell table:style-name="ce13" table:formula="of:=[.A14]" office:value-type="float" office:value="960" calcext:value-type="float">
            <text:p>960</text:p>
          </table:table-cell>
          <table:table-cell table:style-name="ce16" table:formula="of:= 1 / [.A15]" office:value-type="float" office:value="0.00104166666666667" calcext:value-type="float">
            <text:p>1.042E-03</text:p>
          </table:table-cell>
          <table:table-cell office:value-type="float" office:value="256" calcext:value-type="float">
            <text:p>256</text:p>
          </table:table-cell>
          <table:table-cell table:style-name="ce23" table:formula="of:= ROUND([.B15] / [.C15] * [.C$5] - 1)" office:value-type="float" office:value="64" calcext:value-type="float">
            <text:p>64</text:p>
          </table:table-cell>
          <table:table-cell table:style-name="ce23" table:formula="of:=IF([.D15] &gt; 2^[.$C$7]; &quot;PERIOD IS TO BIG / PERIODmax = &quot; &amp; ROUNDDOWN( [.$C15] / [.$C$5] * (1 + 2^[.$C$7]); 4 ) &amp; &quot; s&quot;; IF([.D15]&lt;0; &quot;PERIOD IS TOO SMALL&quot;;&quot;&quot;))">
            <text:p/>
          </table:table-cell>
          <table:table-cell table:style-name="ce16" table:formula="of:= IF(LEN([.$E15]) = 0; [.$C15] / [.$C$5] * (1 + [.D15]); &quot;&quot;)" office:value-type="float" office:value="0.00104" calcext:value-type="float">
            <text:p>1.040E-03</text:p>
          </table:table-cell>
          <table:table-cell table:style-name="ce25" table:formula="of:= IF(LEN([.$E15]) = 0; [.F15] * [.A15]; &quot;&quot;)" office:value-type="float" office:value="0.9984" calcext:value-type="float">
            <text:p>0.998400</text:p>
          </table:table-cell>
          <table:table-cell table:style-name="ce26" table:formula="of:=IF(LEN([.$E15])=0;ABS([.G15]-1);&quot;&quot;)" office:value-type="float" office:value="0.00160000000000005" calcext:value-type="float">
            <text:p>1.60E-03</text:p>
          </table:table-cell>
          <table:table-cell table:style-name="ce29" table:formula="of:= IF( ROW([.C15]) - ROW([.C$12]) = [.H$9]; [.C15]; &quot;&quot;)">
            <text:p/>
          </table:table-cell>
          <table:table-cell table:style-name="ce30" table:formula="of:= IF( ROW([.C15]) - ROW([.C$12]) = [.H$9]; [.D15]; &quot;&quot;)">
            <text:p/>
          </table:table-cell>
          <table:table-cell/>
          <table:table-cell table:formula="of:= [.B15] * [.C$5]" office:value-type="float" office:value="16666.6666666667" calcext:value-type="float">
            <text:p>16666.6666666667</text:p>
          </table:table-cell>
          <table:table-cell table:formula="of:=[.L15] / 2^16" office:value-type="float" office:value="0.254313151041667" calcext:value-type="float">
            <text:p>0.254313151041667</text:p>
          </table:table-cell>
          <table:table-cell/>
          <table:table-cell office:value-type="float" office:value="256" calcext:value-type="float">
            <text:p>256</text:p>
          </table:table-cell>
          <table:table-cell table:style-name="ce26" table:formula="of:= 2^16 / [.C$5] * [.C15]" office:value-type="float" office:value="1.048576" calcext:value-type="float">
            <text:p>1.05E+00</text:p>
          </table:table-cell>
          <table:table-cell table:number-columns-repeated="1005"/>
        </table:table-row>
        <table:table-row table:style-name="ro1">
          <table:table-cell table:style-name="ce13" table:formula="of:=[.A15]" office:value-type="float" office:value="960" calcext:value-type="float">
            <text:p>960</text:p>
          </table:table-cell>
          <table:table-cell table:style-name="ce16" table:formula="of:= 1 / [.A16]" office:value-type="float" office:value="0.00104166666666667" calcext:value-type="float">
            <text:p>1.042E-03</text:p>
          </table:table-cell>
          <table:table-cell office:value-type="float" office:value="1024" calcext:value-type="float">
            <text:p>1024</text:p>
          </table:table-cell>
          <table:table-cell table:style-name="ce23" table:formula="of:= ROUND([.B16] / [.C16] * [.C$5] - 1)" office:value-type="float" office:value="15" calcext:value-type="float">
            <text:p>15</text:p>
          </table:table-cell>
          <table:table-cell table:style-name="ce23" table:formula="of:=IF([.D16] &gt; 2^[.$C$7]; &quot;PERIOD IS TO BIG / PERIODmax = &quot; &amp; ROUNDDOWN( [.$C16] / [.$C$5] * (1 + 2^[.$C$7]); 4 ) &amp; &quot; s&quot;; IF([.D16]&lt;0; &quot;PERIOD IS TOO SMALL&quot;;&quot;&quot;))">
            <text:p/>
          </table:table-cell>
          <table:table-cell table:style-name="ce16" table:formula="of:= IF(LEN([.$E16]) = 0; [.$C16] / [.$C$5] * (1 + [.D16]); &quot;&quot;)" office:value-type="float" office:value="0.001024" calcext:value-type="float">
            <text:p>1.024E-03</text:p>
          </table:table-cell>
          <table:table-cell table:style-name="ce25" table:formula="of:= IF(LEN([.$E16]) = 0; [.F16] * [.A16]; &quot;&quot;)" office:value-type="float" office:value="0.98304" calcext:value-type="float">
            <text:p>0.983040</text:p>
          </table:table-cell>
          <table:table-cell table:style-name="ce26" table:formula="of:=IF(LEN([.$E16])=0;ABS([.G16]-1);&quot;&quot;)" office:value-type="float" office:value="0.0169600000000001" calcext:value-type="float">
            <text:p>16.96E-03</text:p>
          </table:table-cell>
          <table:table-cell table:style-name="ce29" table:formula="of:= IF( ROW([.C16]) - ROW([.C$12]) = [.H$9]; [.C16]; &quot;&quot;)">
            <text:p/>
          </table:table-cell>
          <table:table-cell table:style-name="ce30" table:formula="of:= IF( ROW([.C16]) - ROW([.C$12]) = [.H$9]; [.D16]; &quot;&quot;)">
            <text:p/>
          </table:table-cell>
          <table:table-cell/>
          <table:table-cell table:formula="of:= [.B16] * [.C$5]" office:value-type="float" office:value="16666.6666666667" calcext:value-type="float">
            <text:p>16666.6666666667</text:p>
          </table:table-cell>
          <table:table-cell table:formula="of:=[.L16] / 2^16" office:value-type="float" office:value="0.254313151041667" calcext:value-type="float">
            <text:p>0.254313151041667</text:p>
          </table:table-cell>
          <table:table-cell/>
          <table:table-cell office:value-type="float" office:value="1024" calcext:value-type="float">
            <text:p>1024</text:p>
          </table:table-cell>
          <table:table-cell table:style-name="ce26" table:formula="of:= 2^16 / [.C$5] * [.C16]" office:value-type="float" office:value="4.194304" calcext:value-type="float">
            <text:p>4.19E+00</text:p>
          </table:table-cell>
          <table:table-cell table:number-columns-repeated="1005"/>
        </table:table-row>
        <table:table-row table:style-name="ro1" table:number-rows-repeated="104855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BINARY | DECIMAL CONVERTERS" table:style-name="ta1">
        <table:table-column table:style-name="co5" table:default-cell-style-name="ce33"/>
        <table:table-column table:style-name="co6" table:number-columns-repeated="29" table:default-cell-style-name="ce7"/>
        <table:table-column table:style-name="co4" table:default-cell-style-name="ce33"/>
        <table:table-column table:style-name="co6" table:number-columns-repeated="981" table:default-cell-style-name="ce7"/>
        <table:table-column table:style-name="co6" table:number-columns-repeated="12" table:default-cell-style-name="Default"/>
        <table:table-row table:style-name="ro1">
          <table:table-cell table:style-name="ce31" office:value-type="string" calcext:value-type="string" table:number-columns-spanned="15" table:number-rows-spanned="1">
            <text:p>DECIMAL TO BINARY</text:p>
          </table:table-cell>
          <table:covered-table-cell table:number-columns-repeated="14" table:style-name="ce35"/>
          <table:table-cell table:style-name="ce9"/>
          <table:table-cell table:style-name="ce31" office:value-type="string" calcext:value-type="string" table:number-columns-spanned="15" table:number-rows-spanned="1">
            <text:p>BINARY TO DECIMAL</text:p>
          </table:table-cell>
          <table:covered-table-cell table:number-columns-repeated="13" table:style-name="ce35"/>
          <table:covered-table-cell table:style-name="ce44"/>
          <table:table-cell table:style-name="Default"/>
          <table:table-cell table:style-name="ce9" table:number-columns-repeated="980"/>
          <table:table-cell table:number-columns-repeated="12"/>
        </table:table-row>
        <table:table-row table:style-name="ro1">
          <table:table-cell table:style-name="ce44" office:value-type="string" calcext:value-type="string">
            <text:p>#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/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44" office:value-type="string" calcext:value-type="string">
            <text:p>#</text:p>
          </table:table-cell>
          <table:table-cell table:style-name="Default"/>
          <table:table-cell table:style-name="ce9" table:number-columns-repeated="980"/>
          <table:table-cell table:number-columns-repeated="12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style-name="ce8" table:formula="of:=MOD(QUOTIENT([.$A3];2^[.B$2]); 2)" office:value-type="float" office:value="0" calcext:value-type="float">
            <text:p>0</text:p>
          </table:table-cell>
          <table:table-cell table:style-name="ce8" table:formula="of:=MOD(QUOTIENT([.$A3];2^[.C$2]); 2)" office:value-type="float" office:value="0" calcext:value-type="float">
            <text:p>0</text:p>
          </table:table-cell>
          <table:table-cell table:style-name="ce8" table:formula="of:=MOD(QUOTIENT([.$A3];2^[.D$2]); 2)" office:value-type="float" office:value="0" calcext:value-type="float">
            <text:p>0</text:p>
          </table:table-cell>
          <table:table-cell table:style-name="ce8" table:formula="of:=MOD(QUOTIENT([.$A3];2^[.E$2]); 2)" office:value-type="float" office:value="0" calcext:value-type="float">
            <text:p>0</text:p>
          </table:table-cell>
          <table:table-cell table:style-name="ce8" table:formula="of:=MOD(QUOTIENT([.$A3];2^[.F$2]); 2)" office:value-type="float" office:value="1" calcext:value-type="float">
            <text:p>1</text:p>
          </table:table-cell>
          <table:table-cell table:style-name="ce8" table:formula="of:=MOD(QUOTIENT([.$A3];2^[.G$2]); 2)" office:value-type="float" office:value="1" calcext:value-type="float">
            <text:p>1</text:p>
          </table:table-cell>
          <table:table-cell table:style-name="ce8" table:formula="of:=MOD(QUOTIENT([.$A3];2^[.H$2]); 2)" office:value-type="float" office:value="1" calcext:value-type="float">
            <text:p>1</text:p>
          </table:table-cell>
          <table:table-cell table:style-name="ce8" table:formula="of:=MOD(QUOTIENT([.$A3];2^[.I$2]); 2)" office:value-type="float" office:value="1" calcext:value-type="float">
            <text:p>1</text:p>
          </table:table-cell>
          <table:table-cell table:style-name="ce8" table:formula="of:=MOD(QUOTIENT([.$A3];2^[.J$2]); 2)" office:value-type="float" office:value="1" calcext:value-type="float">
            <text:p>1</text:p>
          </table:table-cell>
          <table:table-cell table:style-name="ce8" table:formula="of:=MOD(QUOTIENT([.$A3];2^[.K$2]); 2)" office:value-type="float" office:value="1" calcext:value-type="float">
            <text:p>1</text:p>
          </table:table-cell>
          <table:table-cell table:style-name="ce8" table:formula="of:=MOD(QUOTIENT([.$A3];2^[.L$2]); 2)" office:value-type="float" office:value="1" calcext:value-type="float">
            <text:p>1</text:p>
          </table:table-cell>
          <table:table-cell table:style-name="ce8" table:formula="of:=MOD(QUOTIENT([.$A3];2^[.M$2]); 2)" office:value-type="float" office:value="1" calcext:value-type="float">
            <text:p>1</text:p>
          </table:table-cell>
          <table:table-cell table:style-name="ce8" table:formula="of:=MOD(QUOTIENT([.$A3];2^[.N$2]); 2)" office:value-type="float" office:value="1" calcext:value-type="float">
            <text:p>1</text:p>
          </table:table-cell>
          <table:table-cell table:style-name="ce8" table:formula="of:=MOD(QUOTIENT([.$A3];2^[.O$2]); 2)" office:value-type="float" office:value="1" calcext:value-type="float">
            <text:p>1</text:p>
          </table:table-cell>
          <table:table-cell/>
          <table:table-cell table:number-columns-repeated="14" table:style-name="ce8" office:value-type="float" office:value="1" calcext:value-type="float">
            <text:p>1</text:p>
          </table:table-cell>
          <table:table-cell table:formula="of:= [.AD3]*2^[.AD2] + [.AC3]*2^[.AC2] + [.AB3]*2^[.AB2] + [.AA3]*2^[.AA2] + [.Z3]*2^[.Z2] + [.Y3]*2^[.Y2] + [.X3]*2^[.X2] + [.W3]*2^[.W2] + [.V3]*2^[.V2] + [.U3]*2^[.U2] + [.T3]*2^[.T2] + [.S3]*2^[.S2] + [.R3]*2^[.R2] + [.Q3]*2^[.Q2]" office:value-type="float" office:value="16383" calcext:value-type="float">
            <text:p>16383</text:p>
          </table:table-cell>
          <table:table-cell table:style-name="Default"/>
          <table:table-cell table:number-columns-repeated="992"/>
        </table:table-row>
        <table:table-row table:style-name="ro1" table:number-rows-repeated="23">
          <table:table-cell/>
          <table:table-cell table:style-name="ce8" table:number-columns-repeated="14"/>
          <table:table-cell table:number-columns-repeated="1009"/>
        </table:table-row>
        <table:table-row table:style-name="ro1" table:number-rows-repeated="3">
          <table:table-cell table:style-name="ce34"/>
          <table:table-cell table:style-name="Default" table:number-columns-repeated="14"/>
          <table:table-cell table:number-columns-repeated="1009"/>
        </table:table-row>
        <table:table-row table:style-name="ro1" table:number-rows-repeated="16357">
          <table:table-cell/>
          <table:table-cell table:style-name="ce8" table:number-columns-repeated="14"/>
          <table:table-cell table:number-columns-repeated="1009"/>
        </table:table-row>
        <table:table-row table:style-name="ro1" table:number-rows-repeated="103218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BINARY | DECIMAL CONVERTERS'.B30:'BINARY | DECIMAL CONVERTERS'.O16386 'BINARY | DECIMAL CONVERTERS'.B3:'BINARY | DECIMAL CONVERTERS'.O26 'BINARY | DECIMAL CONVERTERS'.Q3:'BINARY | DECIMAL CONVERTERS'.AD3">
            <calcext:condition calcext:apply-style-name="zero" calcext:value="=0" calcext:base-cell-address="'BINARY | DECIMAL CONVERTERS'.B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0" number:min-decimal-places="0" number:min-integer-digits="1" number:min-exponent-digits="2" number:exponent-interval="3" number:forced-exponent-sign="true"/>
    </number:number-style>
    <number:number-style style:name="N108">
      <number:number number:decimal-places="14" number:min-decimal-places="14" number:min-integer-digits="1"/>
    </number:number-style>
    <number:number-style style:name="N109">
      <number:number number:decimal-places="13" number:min-decimal-places="13" number:min-integer-digits="1"/>
    </number:number-style>
    <number:number-style style:name="N110">
      <number:number number:decimal-places="12" number:min-decimal-places="12" number:min-integer-digits="1"/>
    </number:number-style>
    <number:number-style style:name="N111">
      <number:number number:decimal-places="11" number:min-decimal-places="11" number:min-integer-digits="1"/>
    </number:number-style>
    <number:number-style style:name="N112">
      <number:number number:decimal-places="10" number:min-decimal-places="10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6">
      <number:number number:decimal-places="6" number:min-decimal-places="6"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3" number:min-decimal-places="3" number:min-integer-digits="1"/>
    </number:number-style>
    <number:number-style style:name="N120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1">
      <number:scientific-number number:decimal-places="3" number:min-decimal-places="3" number:min-integer-digits="1" number:min-exponent-digits="2" number:exponent-interval="3" number:forced-exponent-sign="true"/>
    </number:number-style>
    <number:number-style style:name="N122">
      <number:scientific-number number:decimal-places="1" number:min-decimal-places="1" number:min-integer-digits="1" number:min-exponent-digits="2" number:exponent-interval="3" number:forced-exponent-sign="true"/>
    </number:number-style>
    <number:number-style style:name="N123">
      <number:scientific-number number:decimal-places="4" number:min-decimal-places="4" number:min-integer-digits="1" number:min-exponent-digits="2" number:exponent-interval="3" number:forced-exponent-sign="true"/>
    </number:number-style>
    <number:number-style style:name="N124">
      <number:scientific-number number:decimal-places="5" number:min-decimal-places="5" number:min-integer-digits="1" number:min-exponent-digits="2" number:exponent-interval="3" number:forced-exponent-sign="true"/>
    </number:number-style>
    <number:number-style style:name="N125">
      <number:scientific-number number:decimal-places="6" number:min-decimal-places="6" number:min-integer-digits="1" number:min-exponent-digits="2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zero" style:family="table-cell" style:parent-style-name="Default">
      <style:text-properties fo:color="#d0d0d0"/>
    </style:style>
    <draw:marker draw:name="Arrowheads_20_1" draw:display-name="Arrowheads 1" svg:viewBox="0 0 200 200" svg:d="M200 100c0 18-5 35-13 50-9 15-22 28-37 37-15 8-32 13-50 13s-35-5-50-13c-15-9-28-22-37-37-8-15-13-32-13-50s5-35 13-50c9-15 22-28 37-37 15-8 32-13 50-13s35 5 50 13c15 9 28 22 37 37 8 15 13 32 13 50z"/>
    <draw:marker draw:name="Arrowheads_20_2" draw:display-name="Arrowheads 2" svg:viewBox="0 0 20 30" svg:d="M10 0l-10 30h20z"/>
    <draw:marker draw:name="Arrowheads_20_3" draw:display-name="Arrowheads 3" svg:viewBox="0 0 200 200" svg:d="M200 100c0 18-5 35-13 50-9 15-22 28-37 37-15 8-32 13-50 13s-35-5-50-13c-15-9-28-22-37-37-8-15-13-32-13-50s5-35 13-50c9-15 22-28 37-37 15-8 32-13 50-13s35 5 50 13c15 9 28 22 37 37 8 15 13 32 13 50z"/>
  </office:styles>
  <office:automatic-styles>
    <style:page-layout style:name="Mpm1">
      <style:page-layout-properties fo:page-width="29.7cm" fo:page-height="21.001cm" style:num-format="1" style:print-orientation="landscape" fo:margin-left="0.499cm" fo:margin-right="0.499cm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.00.0000</text:date>, <text:time style:data-style-name="N2" text:time-value="12:34:52.5484421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30T13:46:18.324254167</meta:creation-date>
    <dc:date>2021-09-14T17:41:43.501025986</dc:date>
    <meta:editing-duration>PT14H32M44S</meta:editing-duration>
    <meta:editing-cycles>76</meta:editing-cycles>
    <meta:generator>LibreOffice/7.0.6.2$MacOSX_X86_64 LibreOffice_project/144abb84a525d8e30c9dbbefa69cbbf2d8d4ae3b</meta:generator>
    <meta:document-statistic meta:table-count="2" meta:cell-count="166" meta:object-count="0"/>
    <meta:user-defined meta:name=""/>
  </office:meta>
</office:document-meta>
</file>